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Ilosc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edycja</text:p>
          </table:table-cell>
          <table:table-cell table:style-name="ce1" office:value-type="string" calcext:value-type="string">
            <text:p>Komentarz</text:p>
          </table:table-cell>
          <table:table-cell table:style-name="ce4"/>
        </table:table-row>
        <table:table-row table:style-name="ro2">
          <table:table-cell office:value-type="string" calcext:value-type="string">
            <text:p>Manabar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yad ar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orea</text:p>
          </table:table-cell>
          <table:table-cell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brad 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 Nause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ssa,The tra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onic R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ineered Pla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sti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lten-Tail Masti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Fl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gre Battle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wing 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p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pter Fo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raxis Spec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nsilver Sp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ttural Respo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udgoat ra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zened Ce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f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ly Thoc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om/B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mping Matr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ute M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etor's Gra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Sable stag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ter of the wild h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r's Elecu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akir bloodw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wild borderpo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 is du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 g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gering Sou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 Wildpsea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e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celain Legion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tuko Sh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elisk of al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otbound cr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va, the Rene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 Tou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rush Cyclo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ris, the traitor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pla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 BroodM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tz Hel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khan v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en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il, the miststal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dalken here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tspire Aveng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ic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ty Cr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glon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ffrunner behem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ral Hy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hall Oo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xodon Warh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ss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lm Ra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coid sheph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leo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co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arbreaker Behemot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l Majes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ullmul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oze Garde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ler of soul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lian suns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New al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pomo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epter of dominanc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pter of fu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olent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kka 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a Hellio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assaul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heart phoenix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aze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ht to the dea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mortal 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 of thr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d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in dri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ster sp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kite Over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esh the bloodbrai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yrial arch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rea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derekt paras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n mimeoman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lethem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il of distin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actor dem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rion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demon of u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etus sp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's mi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 fien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iled palad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afa hazid, profit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hersworn Adjudic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legrace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lliant ultimat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derekt leviatha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kwell levi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ant of m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igma sp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lock or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ding spi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emin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n tripl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summo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uum the hegem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breaker behem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st in the 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xcaster frogl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ll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sht, the hate 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ysa, orzhob s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eyline of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unted phanta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leancra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ye of th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ecropla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opy enchan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ristle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oxodon gat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olsmir wolfs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rimordial s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gregation of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orboryg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akdos, the defil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onlight barga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vatar of disc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tu-ghazi, the city tr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karrg, the rage p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ullmage sheph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astig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uls of the fault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eyline of the m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ure/si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ottled clo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rypt 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vedalken plo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ree d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ithc-maw nephili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olling spoi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ord of the paru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rown of conver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parksmi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enchskip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ameless inver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ren's run packm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 damaged lekk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olf-skull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dge of aut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keshift mannequ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u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hapesha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orced fru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erfolk loo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exod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rde of no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ings of brighth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mir vig, simic visio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or of destin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istledown li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eon chronic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winning 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ought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orce of nat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k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hard 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quirrel n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elonite 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ky huss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amp euroland camargue 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amp euroland lake district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untain euroland mont 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tup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ragon whe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ivan wu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un drople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vesuvan doppelg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hyrexian ironfo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rath of god sau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ottle gno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 tempes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unted tro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hadowmage infilt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gned by Finkel 3 frenc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mir cutp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avage tw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lissa,The traitor overs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umber 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rdent pl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rti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xtles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trolled instin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ountersqua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atesti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er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rixis c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prouting thrin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rescale co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aya char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aptain of the 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phinx ambass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jinn of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gma 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erworld d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ypnotic spe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rnith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or of f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ver kel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astlord of fu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sh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rtm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und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verbeing of my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er aurama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se of the hobgobl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ix pinn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matic entranc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or the mo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tar of dement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ns of po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abbling cla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nking spi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lvan saf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rric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ure, the still 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phetic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se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ciple of the va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si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crolog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ki, the history of kamig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ll broo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lver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cu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ve-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ldon necro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al con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ur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ojin of cleansing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e shred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nring mi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ds of wi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l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kh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ins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lanesi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-tongue basil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meric 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ban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ous bab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ce bu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lib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w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rs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giar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sh of 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alc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quel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pt r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ament m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bira ev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lus pala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 qu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da fre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sure hu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dron crab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mage asc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thos, the tidema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ve 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si's trick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tes of replicat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et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vaball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chief asc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pt of agade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zandu blademsta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et st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paging ba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te inquis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oils of the 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onlord of ash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ce of prog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ture pri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lms uncha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lvan r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vewire 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quisite 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hil spell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uids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top vill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rza's leg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ring blaz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ng pheldda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canic fall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t c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lvanic b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forge mys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om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taic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ver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end h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rius sig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ist-honored 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livion 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break r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gskol cap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shrie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enfor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tarp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lost 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s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hollow griff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bern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lisman of prog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ba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ane me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ssig cagebrea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h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ta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idic sl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d def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oding sau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ea's rev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pahing bal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therback ba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ltiv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 hou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skelav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ght's whis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ju of the sp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on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dowblood 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entless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ll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infilt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der sl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urid brushh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ketail hatch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lvan scr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s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olent erup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se 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ldon 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nghold task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zumi shortf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l of remova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za, godo's m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hi-ishi, akki crack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mage prodi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bur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izan, perverter of 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nate kanza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mir house 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pe stea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lonite 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ense gri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gacy ger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r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salv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urishing sho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smic lar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ling s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r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 slo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teran braw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l of the bandit 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hi dra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mb of ur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oral ade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natural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ed wump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ismic 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drek sahr, master bre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iss, samite guar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rst for knowled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u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ce sp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BB lege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nd/determin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nkweed i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sl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er garg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ea's 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atherl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nac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alternative art-swor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king rootw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re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t huss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bal ru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tit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ret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ded pass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ange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nge into dark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tral lyn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i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t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at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lon of have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weaver Hel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 sn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ted geope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b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in the we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ndem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ic vor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 and 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xm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tinker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in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1 promo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stical teach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ldrif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ulsive re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d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ru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efront re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ddle the mix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an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za's tow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E,antiqui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za's m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5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za's power pl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E,antiq,1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candela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r the encha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col b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umulated knowl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erspe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ce age, mmasques,5e,tempe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ieke ri ber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's thund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itali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nishing 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 sl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bar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nnel ig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spark eleme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blaz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ughtse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cu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ktuk the 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uin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 of a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tebell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spark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steel dra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ni Goldm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 Tour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ruk wild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l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ure's cla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gru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in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oil 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xtless foil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rtless summ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khan the m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ehollow scu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morph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gony w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er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arb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or of the m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d ha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 abl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livion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celain legionna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ridian corru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relic-w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stener 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 skyfis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traction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tarp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mba, kha re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firewa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 foil 1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vanic b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off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 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uul tu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vid mead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mmer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osi, the waterv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 rp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ic overs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burial ri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regraf gho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folk sove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dron cr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isible wal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ver of secr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ske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 archit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shrie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rolled instin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spani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 of fa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nja of the deep h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kling counterp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racy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her specim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rly depa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revo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cond s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uidic satch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 p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loyal leg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epy d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-tail masti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il of disti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olated cha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terland harb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ic of progen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ge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s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less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phalia downy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ssig wolf r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st qua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ous sp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lt of the arch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olate lighthou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muring bos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tic clac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petal gr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-rief, the vast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ge l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vony tow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zorverge thic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slick sh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m backwoo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sswort 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nsia blood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top vil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, memory ade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ging rav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hra's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stal vei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os, the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moth nex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wned catacom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gic 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cherous pit-dwe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lord of vaasg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p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xlid ja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rin venge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ombie apocalyp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ter in 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oldred, whispering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etor's gr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 ti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oom sur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ekm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sacre wu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onic r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of 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uming vap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vatm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se of death'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y of the dam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 sun's zen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gift de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line vamp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geful pharao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ls of ag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r the blood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burial r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spea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ume the m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metery rea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oric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crotic oo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inre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, agent of b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d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mpire hex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p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rtless summ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ctims of nig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h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ar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lastria highbor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 of des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regraf cap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urmcoil 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supe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l cond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 f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totype 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cimator w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cursor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ledge poo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metamorp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burning 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us pet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elisk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revo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chanter's p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ne of ish s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ial of the infin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sla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tchbane or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gion 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one of emp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ndc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 p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mic v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x paras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e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s cr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body and m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us blo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tine talis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n of amethy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ched 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mble magn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zw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mstone vo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imson muckw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perate rav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er garg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kless wai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b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gan dragonlor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 of aggr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f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 sp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t in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flunk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ce of pro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sphemous 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, the firebr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bal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xing dev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ir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o of oxid 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nger of zendik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sp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ira, sylvok out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ernall w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of redem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, wildspea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def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ngerfling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nce of the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tinate bal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grove e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4 promo foil 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idic sl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st with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's ho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asto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 the stampe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yor of avabr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tagenic grow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 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 damaged lekk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zuri, renegade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cle of mul d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ds of parad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tes of flouri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xodon hier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mong tr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etor's coun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sis 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ggart ram-g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 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ewood symbio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kwood Li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jace bel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le of w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deye navig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 the seek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antasmal ima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bidden alche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sions of bey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break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aab ruin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ing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enogr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ceiver exarc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cellor of the spi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nket m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sure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ure mag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hollow griff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 stal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nk tw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p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al misstep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undrum 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rupting sh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 draf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ir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taxian prob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geon ge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 sun's zen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st tit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 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hinx of uthu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's archiv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row reejere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vergill ade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d of the un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sc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sbot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antasmal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e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or of the me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or en-k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oke exist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deon'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arb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relic-war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esteel pala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end hunt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blast ange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ra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f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ite sun's zen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ann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speth ti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rin , lord of innistr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deon j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de spli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angible virt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 abol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an crusa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ckerwi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o of blade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promo foil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roma's venge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un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 of jubi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g sha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the white orch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on of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y of reve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gskol cap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ser, the sojo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mg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ty of scar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mble mongo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ngleroot ge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r-clan ramp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kdos cack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ing-tree emiss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sp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fl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ing 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c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mri r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r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hoof r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mkirk no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ullcr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wing sa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str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ktrick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drinker saty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 j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bblebelt maa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natic of xenag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il/tum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cap ski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 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fist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 of purph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's 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 spr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zzium mor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 pyrom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ber swall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 man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's crim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h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-leaf pal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lt of the arch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ested war z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skull sum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petal gr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laria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lking st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gstones of trok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-rief,the vastwo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rkar was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plusan for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iceage2m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sh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derground riv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iceage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ntie's ho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ervine h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l bey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amphithe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goyle 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etering pea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ge l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side cita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ane sanct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mbling necropo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juka b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eiju, who shelters 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en, the moaning w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erie concl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gacy 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ck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isions ch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ping matr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za's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osi, the waterve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ime spi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n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enforc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bound 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c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ttle effi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omatic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meric ma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n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mic v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battlesp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pter assemb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stone cu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inter's serv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zormane masti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gue my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 rp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crope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xodon warha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flowing chall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ding j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dition m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zzet sig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ite spel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's cry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thing nee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colos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sabo's w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lling sca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x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ciple of the va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mbilic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mic sig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's 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wling 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nith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ic of progen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heart v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ske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ic or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rated ar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 spi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e's dou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ster sphi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ke posse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w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jwar is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ken ambi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oku the clouded mi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jinn of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ime spi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umulated knowl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igned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e of replicatio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dy dou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ver kelpi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bind cl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eight of 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ct or fi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mage prodi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cont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mofn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ing se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's ingenu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testi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baza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ling tim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ldrif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ter of ethe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h of the mach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esc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sted i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al no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as unbou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ymorp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 free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stutter spr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feri's respo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akthrou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sure h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urring 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, the mind sculp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ctive me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ud of fa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alhelm comm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, the see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dlock 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pi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al teach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por sn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pos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b urzas desi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tal misst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ion of o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analy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sol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 bel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ord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p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r's weir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lost t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ial coup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holy nim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 qu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am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shal's anthem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am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n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clo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of hero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urney to now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aged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 of asyl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queror's pl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rev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vax, ascendant 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onosav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rius anth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yr of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ut lightc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amaru, hound of ko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nnah l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quadron haw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rebi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dmeadow stalw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zened ce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e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 priest of th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ri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se of certain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ed trave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m's w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raction t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's crim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gru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dless rank of the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ayer of the wic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ing venge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fana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dci promo arena/ 1 fnm promo / 4 <text:s/>tempest 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ttermunge mani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ggersh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arksm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nm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blin g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ritiv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ty the warr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pe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bl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o-zu the punis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warchi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yr of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apnell b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bushwhac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ingle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nm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d a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lfuring vor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mat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rza saga 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gg flunk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ipfl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gma l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otic back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ren ma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spark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alanche ri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static pill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bal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ldon marau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gru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etic rit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erb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nchable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d voll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us of calam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side cru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e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chief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nnel ig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nderbl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d a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nm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mian spirit gu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e of flam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ething s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llspine 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tebell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 jave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ll lightning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et stor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scro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's 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apnel b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nm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canic fallou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smic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d/g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l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en instig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enmour gor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uinblas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keshot e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astating summ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 s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lightning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idian fire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 of dest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tal frenz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uldotha rebi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ber haul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folk sovereig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merfolk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cendent maste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ve the ele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ic vand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tructive for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ege-gang comma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gardan hellk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 nala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 j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sh to smithere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coh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conscrip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war marsh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d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 saga / 1 portal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ughts of ru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cksli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kin harb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lnu, lich 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mbling sl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ritmo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line sl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CI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feri's mo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snak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enfor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derous red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tuminous b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g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herrorh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nd c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ic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gg, river gui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dwen, the bitt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xodon hier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mev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ly thoc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kura-tribe e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gth of the taj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eal drui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ght of o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vu pred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tean hu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anovar el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 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 M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odmate dra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braid 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elstorm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MO G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est h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phetic pris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tural respo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sp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ffi eriksdo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elstorm nex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ty cri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ggart ram-g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erlasting tor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iling or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er char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ster sphin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ygon pred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x war monk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breaker behemo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llmoon cava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khan the ma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jinn illumin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hem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 / ic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dow of dou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ard verdi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-tail masti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ergar hedge-m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d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heart sil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n mimeom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raxis spec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rush cyclo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t cha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fe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hemoth sl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tre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nish igno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ute mob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lanch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 of bryn argol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ury adep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 grasp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gical extr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's crim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ward of vale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re of sub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raga tree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ke fe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NM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stmaster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una sh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anovar el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eta italiano 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otic sl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irion 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 the stam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d nac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n's run vanqui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proling bu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ffrunner behem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ght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matic ent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iner ade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eleon collo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stalgic drea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ernal w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mble moongo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nling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ter of the wild h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asto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mnath, locus of m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al 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tinate ba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vish archdr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raga warcal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moner's p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mpse of n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n's run vanquis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nm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lt-Leaf Archdru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nelasher kudz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itage dru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ttle senti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ewood hivema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ewood symbi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idic sl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chlore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est of tit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udtres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vish vision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akening z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cund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bor 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moning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rd harv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l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ea's her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f-skull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erious perf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or 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he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GP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wamori of the open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atar of m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ed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rtwood storyt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yes of the wis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tean hy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lian suns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xing shus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migod of reve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yssal persecu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mn to tour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astly dem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o h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ul draz assa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reline salva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 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retu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mpire nighthaw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rkbl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fbriar eleme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ridian corru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vic wayf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nger of zendi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uble neg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lm r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olly thoc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thre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t inv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cle of mul d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zilek's pread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pter of fu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aming sh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flowing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u, fist of kr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h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ster of the wild h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nlin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rik stomph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akening z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asali pride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zuri, renegade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therback ba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sable sta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f g 1/1 tap 3 add GGG esp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mancer asc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d vo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rth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tal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nishing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mental app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ous 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ds, cabal min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lu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r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pter of fug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gh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o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upo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 to bl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rwig squ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crotic oo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plaguel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g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ec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 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of n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 tempe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akir blood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unting echo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ucklebone w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ize the s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F.M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l sniff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less inver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rexian a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ppeteer cl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ppersm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hat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ekm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xlid ja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ght of souls' betra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gemaro, first to suf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shbag marau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sp of dark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chief asc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uming vap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onas'd blac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nm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mir house 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nifex dem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ineered 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ume the m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keshift mannequ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irk prosp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's crim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gthmare vo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nkweed imp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lgari th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retu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fe from the loa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lgari tro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lost t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as unbou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wned rus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trid i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eful stu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lecting 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tdad wpisujemy duz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reme verd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ght m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stroy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s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fo the concl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juka b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nkmoth nex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ssig wolf r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ifying m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ptide 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e of dec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brisk 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endikar 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otic orch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ver of t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mstone cav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mbus m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gjack pas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erie concl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drazi conscrip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ying she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ziggu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the paru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oded basti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sswort bridg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p 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elha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st b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cluded g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untless escor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lm raz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an, the siege t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ni venge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odcrazed ne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ly thoc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ruk wild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x war mo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lasting tor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ury adep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stledown lie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el 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kie hedge-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odbraid 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ggart ram g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uroland vesuvio ita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trid lee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tuminous 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yl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glu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stinate bal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ure's cla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perline gor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derland r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ere of the su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alition re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pant grow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tav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agsto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emn simulac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halni heart expe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akut, the molten pinna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ngleroot ge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vergrown batt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rd of ca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anowar el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 sun's zen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elstorm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ning-tree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t inv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sable stag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is cru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ds of parad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vised itali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rzas sa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ught hemorrh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canic fall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ekm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irsdag-high pri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amorphic expa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oded foothi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olving wil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l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e of aba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ure's cla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moning 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una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yor of avabr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stener 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tinate balot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asali pride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eval ti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nger of zendi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gev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st withi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venging oo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ro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nac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osan g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us cob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eleon collo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, primal h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 relent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ft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pe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riment 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ernal witn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acyn pilgr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tinate bal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berwald 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yor of avab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ngleroot gei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fir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iic sl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c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ukra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essan tac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 of seren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verd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me speaker-zeg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ver of secr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cred found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 ravni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rch for tommo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cial fort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 skos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lowed fount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mping gro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 ravnica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orland ha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ptic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ous sp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line go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-lit th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kmoth nex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 fa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rkar was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foil 9E 1 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vimaya co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lanowar was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id me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fftop retr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s garr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ken 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eping tar p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ion cruc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terland harb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slick sh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wned catacom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st qua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ta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rexian metamor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 arb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zzeret, agent of b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claw reac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ne of Ish Sa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gion 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thing p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lt ski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verdi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rland ha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olate Light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ched 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hil spell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dless 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uildp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vony town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tis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endikar 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leave cl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top vilag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tbound cr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stic 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skull sum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vergrown t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le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ravnica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ging rav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P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l of trium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collon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-rief, the vas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ooded grov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ed bast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ring wild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ye of 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rland ha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lding ta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yl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ooded str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odland cemet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itu encam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b leg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ken 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sh fla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chrome co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kos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ty rain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vasion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akut, the molten pinn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empest skos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cred found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e of trium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ta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lefield fo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brisk heigh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muring bo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s recko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's phoen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natic of mog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is warh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s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ined to the ro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gion loya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 through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bl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deling bur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er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skai ascendanc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fenza, the fore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ge knucklebl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ege rhi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amorphic expa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olving wil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lecting 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empe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stone 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glued tez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glu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gineered explos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ic of progeni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tched 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thing need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dalken shack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b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's cr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ar of hel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war and pe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body and mi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feast and f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por or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the me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's cr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nsilver sp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tarp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burning r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destone gol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 p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drazi monu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n of amethy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ome m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GP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ldotha forge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 f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tav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a scyt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tinum emper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gm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drazi temp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ye of u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ing ti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skos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ullc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rakul, the aeon t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lamog, the infinite gy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mezawa's ji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hinx of steel 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ulet of vi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naring 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ongho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secat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dainful str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steel collo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rcomoe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ser, shaper sav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en elendra arch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 s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ve m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break 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row rejer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ku the clouded mirr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c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aginary p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ckb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feri, mage of zhalf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phea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us d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rupting sh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pag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antamal i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choing t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, architect of thou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's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taxian p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por sn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wer of temp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3 espania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dbreak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ins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al misst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ur of bol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nk tw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ir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snar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3 itali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lrand invo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geon ge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ver of secr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sted i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ether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fts ungi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ic sp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nce sca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sc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ecrated sp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ea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n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antamal im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um vis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pier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g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op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rkyl's rec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le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daing se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sted i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ion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tun gr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ic dest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veill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lse of the f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rever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renton forge te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taki, war's w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 priest of th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firewalk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nm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 of om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spm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quadron haw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ger of e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y sil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de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d ha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an crus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eslayer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lia, guardian of thrab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deon j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 kore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ly reinforce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gering sou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shwing gry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ar clean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h to ex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o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isher pri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speth, knight-er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 of glory 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dillion cl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ar clean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toration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phyry n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 tita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de spli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thered wayfar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ered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ger of 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skyfis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firewal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fe pa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yx-fleece 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veill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renton forge t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spania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livion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gara of coron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tral proces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 san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textless foil , 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goat r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onition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ath of g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xtess 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roma, angel of wr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l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rdian sera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born m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eslayer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taki, war's w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on of just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ra of sil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med trave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ne 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o of bladeho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yal cat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 aboli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her the townsfo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nor of the pu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firewal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kos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ly reinforc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ppe lyn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ros c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ble hier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rite sha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leth tro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hem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t in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 sho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skmantle s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ention sp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master of the f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an, the siege to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shwing gry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ni pride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 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 zea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sh the smither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ing bl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gu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zwab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t sho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canic fall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spark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 of dest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 eleme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sc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rmblood berse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w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orous 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ma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fist stal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ge de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wing 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il's p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kless wai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yna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kroan crus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riment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rup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tel aristoc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linter tw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ki-jiki, mirror br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b kamigaw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od m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 of muti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thless loo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drinker saty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uin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 of aggres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firesl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bal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ic van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ergar hedge-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ealous conscrip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ag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in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tyr fired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 fire/ 1 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orge of the S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tersn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flun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b strongho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under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gma l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o of oxid 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il's 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rmblood berse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natic of mog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zing sh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fire of the dam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el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kless wai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th of the 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canic fall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mstone vo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ion cruc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bushwh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tyr fired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ted geope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m lavam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 foil 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kdos cack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burning r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ke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ullc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d of griselb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gru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ealous persecu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ehollow scu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ity of pr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night of the reliqu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-leaf li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ddock t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ealous persecu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asali pride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steel 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t c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aughter g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vereigns of lost Al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s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hel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zhov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ni venge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dent of tha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venging oo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ure of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erworld conne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the ch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ck 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ergar hedge-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hel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leader's hel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b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ser, the sojo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erfl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ention sp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zzet cha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snya c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concl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yad mili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el aristoc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skmantle s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rius c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n/b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o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r-clan ramp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semble the leg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blem domri 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mask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erie ma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ttering ra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kos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al rit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 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 tutel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tal 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tuko sh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tterbloss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-kin zea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pnotic spec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folk sove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/3 strzela za 3 gobl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mpire hexmag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lling 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r the blood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mpire nighthaw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petite for brai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gic s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tchen fi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m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selb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keeper of malak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crawl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alf's messe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atar of w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 TOUR foil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liana v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derous red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wake gi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e sha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cure the was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jutai exemp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ned n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o's downf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utal hordech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llminator 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dehollow scu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e b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wn in sor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sei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rwy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infa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yline of the vo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timate 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fane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inereed pl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ecemane 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elstrom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derous c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riest of pe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jutai's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concl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elia's f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ovisio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len id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dercity 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mortal servit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llnes in the ra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skmantle s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mir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ist of saint t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mcq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tructive reve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g mang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ban evolu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cap ski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ru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ur fl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ms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raiser 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pid hybridiz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tel aristoc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vent of the wu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ck / C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uul c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ygon pred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ders of gav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 table:number-rows-repeated="104662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.00.0000</text:date>, <text:time style:data-style-name="N2" text:time-value="21:59:45.194659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</meta:initial-creator>
    <meta:creation-date>2015-12-28T21:55:35.790648872</meta:creation-date>
    <meta:generator>LibreOffice/4.2.7.2$Linux_x86 LibreOffice_project/420m0$Build-2</meta:generator>
    <dc:date>2016-02-16T21:59:33.845870279</dc:date>
    <dc:creator>Tomasz </dc:creator>
    <meta:editing-duration>P15DT15H15M25S</meta:editing-duration>
    <meta:editing-cycles>721</meta:editing-cycles>
    <meta:document-statistic meta:table-count="1" meta:cell-count="6162" meta:object-count="0"/>
  </office:meta>
</office:document-meta>
</file>